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324cd" officeooo:paragraph-rsid="001324cd"/>
    </style:style>
    <style:style style:name="P2" style:family="paragraph" style:parent-style-name="Standard">
      <style:text-properties officeooo:rsid="001324cd" officeooo:paragraph-rsid="001324cd"/>
    </style:style>
    <style:style style:name="P3" style:family="paragraph" style:parent-style-name="Standard" style:list-style-name="L1">
      <style:text-properties officeooo:rsid="001324cd" officeooo:paragraph-rsid="001324cd"/>
    </style:style>
    <style:style style:name="P4" style:family="paragraph" style:parent-style-name="Standard">
      <style:text-properties fo:font-weight="bold" officeooo:rsid="0014d826" officeooo:paragraph-rsid="0014d826" style:font-weight-asian="bold" style:font-weight-complex="bold"/>
    </style:style>
    <style:style style:name="P5" style:family="paragraph" style:parent-style-name="Standard" style:list-style-name="L2">
      <style:text-properties fo:font-weight="bold" officeooo:rsid="0014d826" officeooo:paragraph-rsid="0014d826" style:font-weight-asian="bold" style:font-weight-complex="bold"/>
    </style:style>
    <style:style style:name="P6" style:family="paragraph" style:parent-style-name="Standard">
      <style:text-properties fo:font-weight="bold" officeooo:rsid="00174682" officeooo:paragraph-rsid="00174682" style:font-weight-asian="bold" style:font-weight-complex="bold"/>
    </style:style>
    <style:style style:name="P7" style:family="paragraph" style:parent-style-name="Standard">
      <style:text-properties fo:font-weight="bold" officeooo:rsid="001849e2" officeooo:paragraph-rsid="001849e2" style:font-weight-asian="bold" style:font-weight-complex="bold"/>
    </style:style>
    <style:style style:name="P8" style:family="paragraph" style:parent-style-name="Standard" style:list-style-name="L3">
      <style:text-properties fo:font-weight="bold" officeooo:rsid="0018b9ce" officeooo:paragraph-rsid="0018b9ce" style:font-weight-asian="bold" style:font-weight-complex="bold"/>
    </style:style>
    <style:style style:name="P9" style:family="paragraph" style:parent-style-name="Standard">
      <style:text-properties fo:font-weight="bold" officeooo:rsid="001a15e6" officeooo:paragraph-rsid="001a15e6" style:font-weight-asian="bold" style:font-weight-complex="bold"/>
    </style:style>
    <style:style style:name="P10" style:family="paragraph" style:parent-style-name="Standard" style:list-style-name="L4">
      <style:text-properties fo:font-weight="bold" officeooo:rsid="001a15e6" officeooo:paragraph-rsid="001a15e6" style:font-weight-asian="bold" style:font-weight-complex="bold"/>
    </style:style>
    <style:style style:name="P11" style:family="paragraph" style:parent-style-name="Standard">
      <style:text-properties fo:font-weight="bold" officeooo:rsid="001ae03e" officeooo:paragraph-rsid="001ae03e" style:font-weight-asian="bold" style:font-weight-complex="bold"/>
    </style:style>
    <style:style style:name="P12" style:family="paragraph" style:parent-style-name="Standard" style:list-style-name="L5">
      <style:text-properties fo:font-weight="bold" officeooo:rsid="001ae03e" officeooo:paragraph-rsid="001ae03e" style:font-weight-asian="bold" style:font-weight-complex="bold"/>
    </style:style>
    <style:style style:name="P13" style:family="paragraph" style:parent-style-name="Standard" style:list-style-name="L6">
      <style:text-properties fo:font-weight="bold" officeooo:rsid="001ae03e" officeooo:paragraph-rsid="001ae03e" style:font-weight-asian="bold" style:font-weight-complex="bold"/>
    </style:style>
    <style:style style:name="P14" style:family="paragraph" style:parent-style-name="Standard" style:list-style-name="L6">
      <style:text-properties fo:font-weight="bold" officeooo:rsid="001b0f14" officeooo:paragraph-rsid="001b0f14" style:font-weight-asian="bold" style:font-weight-complex="bold"/>
    </style:style>
    <style:style style:name="P15" style:family="paragraph" style:parent-style-name="Standard">
      <style:text-properties fo:font-weight="bold" officeooo:rsid="001b0f14" officeooo:paragraph-rsid="001b0f14" style:font-weight-asian="bold" style:font-weight-complex="bold"/>
    </style:style>
    <style:style style:name="P16" style:family="paragraph" style:parent-style-name="Standard">
      <style:text-properties fo:font-weight="bold" officeooo:rsid="001c9b60" officeooo:paragraph-rsid="001c9b60" style:font-weight-asian="bold" style:font-weight-complex="bold"/>
    </style:style>
    <style:style style:name="P17" style:family="paragraph" style:parent-style-name="Standard" style:list-style-name="L7">
      <style:text-properties fo:font-weight="bold" officeooo:rsid="001c9b60" officeooo:paragraph-rsid="001c9b60" style:font-weight-asian="bold" style:font-weight-complex="bold"/>
    </style:style>
    <style:style style:name="P18" style:family="paragraph" style:parent-style-name="Standard">
      <style:text-properties fo:font-weight="bold" officeooo:rsid="001d750e" officeooo:paragraph-rsid="001d750e" style:font-weight-asian="bold" style:font-weight-complex="bold"/>
    </style:style>
    <style:style style:name="P19" style:family="paragraph" style:parent-style-name="Standard" style:list-style-name="L8">
      <style:text-properties fo:font-weight="bold" officeooo:rsid="001dfe30" officeooo:paragraph-rsid="001dfe30" style:font-weight-asian="bold" style:font-weight-complex="bold"/>
    </style:style>
    <style:style style:name="P20" style:family="paragraph" style:parent-style-name="Standard">
      <style:text-properties fo:font-weight="bold" officeooo:rsid="001dfe30" officeooo:paragraph-rsid="001dfe30" style:font-weight-asian="bold" style:font-weight-complex="bold"/>
    </style:style>
    <style:style style:name="P21" style:family="paragraph" style:parent-style-name="Standard">
      <style:text-properties fo:font-weight="bold" officeooo:rsid="001f5a8b" officeooo:paragraph-rsid="001f5a8b" style:font-weight-asian="bold" style:font-weight-complex="bold"/>
    </style:style>
    <style:style style:name="P22" style:family="paragraph" style:parent-style-name="Standard" style:list-style-name="L9">
      <style:text-properties fo:font-weight="bold" officeooo:rsid="001f5a8b" officeooo:paragraph-rsid="001f5a8b" style:font-weight-asian="bold" style:font-weight-complex="bold"/>
    </style:style>
    <style:style style:name="P23" style:family="paragraph" style:parent-style-name="Standard">
      <style:text-properties fo:font-weight="bold" officeooo:rsid="001f9396" officeooo:paragraph-rsid="001f9396" style:font-weight-asian="bold" style:font-weight-complex="bold"/>
    </style:style>
    <style:style style:name="P24" style:family="paragraph" style:parent-style-name="Standard">
      <style:text-properties fo:font-weight="bold" officeooo:rsid="001fd658" officeooo:paragraph-rsid="001fd658" style:font-weight-asian="bold" style:font-weight-complex="bold"/>
    </style:style>
    <style:style style:name="P25" style:family="paragraph" style:parent-style-name="Standard" style:list-style-name="L3">
      <style:text-properties fo:font-weight="bold" officeooo:rsid="001fd658" officeooo:paragraph-rsid="001fd658" style:font-weight-asian="bold" style:font-weight-complex="bold"/>
    </style:style>
    <style:style style:name="P26" style:family="paragraph" style:parent-style-name="Standard">
      <style:text-properties fo:font-weight="bold" officeooo:rsid="0023e1fb" officeooo:paragraph-rsid="0023e1fb" style:font-weight-asian="bold" style:font-weight-complex="bold"/>
    </style:style>
    <style:style style:name="P27" style:family="paragraph" style:parent-style-name="Standard" style:list-style-name="L10">
      <style:text-properties fo:font-weight="bold" officeooo:rsid="0023e1fb" officeooo:paragraph-rsid="0023e1fb" style:font-weight-asian="bold" style:font-weight-complex="bold"/>
    </style:style>
    <style:style style:name="P28" style:family="paragraph" style:parent-style-name="Standard">
      <style:text-properties fo:font-weight="bold" officeooo:rsid="0025e087" officeooo:paragraph-rsid="0025e087" style:font-weight-asian="bold" style:font-weight-complex="bold"/>
    </style:style>
    <style:style style:name="P29" style:family="paragraph" style:parent-style-name="Standard">
      <style:text-properties officeooo:rsid="0014d826" officeooo:paragraph-rsid="0014d82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b9c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b0f14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ditoria interna trata:</text:p>
      <text:list xml:id="list2348587433655997906" text:style-name="L1">
        <text:list-item>
          <text:p text:style-name="P3">processos;</text:p>
        </text:list-item>
        <text:list-item>
          <text:p text:style-name="P3">sistemas de informações;</text:p>
        </text:list-item>
        <text:list-item>
          <text:p text:style-name="P3">controles internos; e</text:p>
        </text:list-item>
        <text:list-item>
          <text:p text:style-name="P3">gerenciamento de riscos.</text:p>
        </text:list-item>
      </text:list>
      <text:p text:style-name="P29"/>
      <text:p text:style-name="P4">Papéis de trabalho<text:span text:style-name="T1">: são documentos e registros dos fatos, informações e provas, obtidos no curso da auditoria, a fim de evidenciar os exames realizados e dar suporte à sua opinião, críticas, sugestões e recomendações.</text:span></text:p>
      <text:p text:style-name="P29"/>
      <text:p text:style-name="P4">Classificação dos papéis de trabalho<text:span text:style-name="T1">:</text:span></text:p>
      <text:list xml:id="list2580644090592492894" text:style-name="L2">
        <text:list-item>
          <text:p text:style-name="P5">correntes<text:span text:style-name="T1">: usados apenas no exercício social objeto da auditoria (ex.: extratos bancários, plano de trabalho);</text:span></text:p>
        </text:list-item>
        <text:list-item>
          <text:p text:style-name="P5">permanentes<text:span text:style-name="T1">: usados em mais de um período (ex.: estatuto social, manuais).</text:span></text:p>
        </text:list-item>
      </text:list>
      <text:p text:style-name="P4"><text:span text:style-name="T1"/></text:p>
      <text:p text:style-name="P6">Planejamento da auditoria interna<text:span text:style-name="T1">: exames preliminares das áreas, atividades, produtos e processos, para definir a </text:span><text:span text:style-name="T4">amplitude e a época do trabalho a ser realizado, de acordo com as diretrizes estabelecidas pela administração da entidade. </text:span><text:span text:style-name="T5">Deve considerar os fatores relevantes na execução dos trabalhos, especialmente:</text:span></text:p>
      <text:list xml:id="list6576680708923636349" text:style-name="L3">
        <text:list-item>
          <text:p text:style-name="P8"><text:span text:style-name="T4">conhecer <text:s/>política e instrumentos de gestão de risco da entidade;</text:span></text:p>
        </text:list-item>
        <text:list-item>
          <text:p text:style-name="P8"><text:span text:style-name="T4">conhecer detalhadamente atividades operacionais e sistema contábil e de controle interno e seu grau de confiabilidade;</text:span></text:p>
        </text:list-item>
        <text:list-item>
          <text:p text:style-name="P8"><text:span text:style-name="T4">natureza, oportunidade e extensão de procedimentos de auditoria interna a serem aplicados, alinhados com a política de gestão de riscos da entidade;</text:span></text:p>
        </text:list-item>
        <text:list-item>
          <text:p text:style-name="P8"><text:span text:style-name="T4">existência de entidades associadas, filiais e partes relacionadas;</text:span></text:p>
        </text:list-item>
        <text:list-item>
          <text:p text:style-name="P8"><text:span text:style-name="T4">uso de especialistas;</text:span></text:p>
        </text:list-item>
        <text:list-item>
          <text:p text:style-name="P8"><text:span text:style-name="T4">riscos de auditoria (volume ou complexidade das operações e transações);</text:span></text:p>
        </text:list-item>
        <text:list-item>
          <text:p text:style-name="P25"><text:span text:style-name="T4">conhecer resultado dos trabalhos anteriores;</text:span></text:p>
        </text:list-item>
        <text:list-item>
          <text:p text:style-name="P8"><text:span text:style-name="T4">orientações e expectativas da administração; e</text:span></text:p>
        </text:list-item>
        <text:list-item>
          <text:p text:style-name="P8"><text:span text:style-name="T4">conhecer missão e objetivos estratégicos da entidade.</text:span></text:p>
        </text:list-item>
      </text:list>
      <text:p text:style-name="P6"><text:span text:style-name="T4"/></text:p>
      <text:p text:style-name="P7"><text:span text:style-name="T4">Os </text:span><text:span text:style-name="T3">programas de trabalho</text:span><text:span text:style-name="T4"> devem ser estruturados de forma a servir como guia e meio de controle de execução do <text:s/>trabalho, devendo ser </text:span><text:span text:style-name="T3">revisados e atualizados sempre que as circunstâncias assim o exigirem</text:span><text:span text:style-name="T4">.</text:span></text:p>
      <text:p text:style-name="P7"><text:span text:style-name="T4"/></text:p>
      <text:p text:style-name="P9"><text:span text:style-name="T4">A </text:span><text:span text:style-name="T3">análise dos riscos</text:span><text:span text:style-name="T4"> da auditoria interna é feita na fase de </text:span><text:span text:style-name="T3">planejamento</text:span><text:span text:style-name="T4">. Estão relacionados com a possibilidade de não se atingir de forma satisfatória o objetivo dos trabalhos. Considera:</text:span></text:p>
      <text:list xml:id="list2604259952945296178" text:style-name="L4">
        <text:list-item>
          <text:p text:style-name="P10"><text:span text:style-name="T4">verificação e comunicação de </text:span><text:span text:style-name="T3">limitações ao alcance dos procedimentos</text:span><text:span text:style-name="T4"> da auditoria interna;</text:span></text:p>
        </text:list-item>
        <text:list-item>
          <text:p text:style-name="P10"><text:span text:style-name="T3">extensão da responsabilidade</text:span><text:span text:style-name="T4"> do auditor interno no uso dos trabalhos de especialistas.</text:span></text:p>
        </text:list-item>
      </text:list>
      <text:p text:style-name="P9"><text:span text:style-name="T4"/></text:p>
      <text:p text:style-name="P11"><text:span text:style-name="T3">Procedimentos de auditoria interna</text:span><text:span text:style-name="T4">:</text:span></text:p>
      <text:list xml:id="list8809288215392243150" text:style-name="L5">
        <text:list-item>
          <text:p text:style-name="P12"><text:span text:style-name="T3">testes de observância</text:span><text:span text:style-name="T4">: obter segurança razoável que os </text:span><text:span text:style-name="T3">controles internos</text:span><text:span text:style-name="T4"> funcionam.</text:span></text:p>
          <text:list>
            <text:list-item>
              <text:p text:style-name="P12"><text:span text:style-name="T3">Inspeção</text:span><text:span text:style-name="T4"> → verificação de registros, documentos e ativos tangíveis;</text:span></text:p>
            </text:list-item>
            <text:list-item>
              <text:p text:style-name="P12"><text:span text:style-name="T3">Observação</text:span><text:span text:style-name="T4"> → acompanhamento de processo quando de sua execução; e</text:span></text:p>
            </text:list-item>
            <text:list-item>
              <text:p text:style-name="P12"><text:span text:style-name="T3">Investigação e confirmação</text:span><text:span text:style-name="T4"> → obter informações de PF ou PJ conhecedoras das transações e das operações, </text:span><text:span text:style-name="T2">dentro ou fora da entidade</text:span><text:span text:style-name="T4">;</text:span></text:p>
            </text:list-item>
          </text:list>
        </text:list-item>
        <text:list-item>
          <text:p text:style-name="P12"><text:soft-page-break/><text:span text:style-name="T3">testes substantivos</text:span><text:span text:style-name="T4"> → obter evidências quanto à suficiência, exatidão e validade dos dados produzidos pelos </text:span><text:span text:style-name="T3">sistemas de informação</text:span><text:span text:style-name="T4"> da entidade.</text:span></text:p>
        </text:list-item>
      </text:list>
      <text:p text:style-name="P11"><text:span text:style-name="T4"/></text:p>
      <text:p text:style-name="P11"><text:span text:style-name="T3">Informação</text:span><text:span text:style-name="T4">:</text:span></text:p>
      <text:list xml:id="list6877641442658599533" text:style-name="L6">
        <text:list-item>
          <text:p text:style-name="P13"><text:span text:style-name="T3">suficiente</text:span><text:span text:style-name="T4">: factual e convincente, uma pessoa prudente e informada pode entendê-la da mesma forma que o auditor interno;</text:span></text:p>
        </text:list-item>
        <text:list-item>
          <text:p text:style-name="P13"><text:span text:style-name="T3">adequada</text:span><text:span text:style-name="T4">: confiável, propicia a melhor evidência alcançável, por meio do uso apropriado das técnicas de auditoria interna;</text:span></text:p>
        </text:list-item>
        <text:list-item>
          <text:p text:style-name="P13"><text:span text:style-name="T3">relevante</text:span><text:span text:style-name="T4">: suporta as conclusões</text:span><text:span text:style-name="T6"> e recomendações da auditoria interna;</text:span></text:p>
        </text:list-item>
        <text:list-item>
          <text:p text:style-name="P14"><text:span text:style-name="T3">útil</text:span><text:span text:style-name="T4">: ajuda a entidade a atingir suas metas.</text:span></text:p>
        </text:list-item>
      </text:list>
      <text:p text:style-name="P15"><text:span text:style-name="T4"/></text:p>
      <text:p text:style-name="P16"><text:span text:style-name="T4">O processo de </text:span><text:span text:style-name="T3">obtenção e avaliação das informações</text:span><text:span text:style-name="T4"> envolve:</text:span></text:p>
      <text:list xml:id="list8563564913055226981" text:style-name="L7">
        <text:list-item>
          <text:p text:style-name="P17"><text:span text:style-name="T4">obter informações sobre assuntos relacionados aos objetivos e ao alcance da auditoria interna; e</text:span></text:p>
        </text:list-item>
        <text:list-item>
          <text:p text:style-name="P17"><text:span text:style-name="T4">avaliar a efetividade das informações obtidas, mediante aplicação de procedimentos da auditoria interna, incluindo </text:span><text:span text:style-name="T3">testes substantivos</text:span><text:span text:style-name="T4">, se as circunstâncias assim exigirem.</text:span></text:p>
        </text:list-item>
      </text:list>
      <text:p text:style-name="P16"><text:span text:style-name="T4"/></text:p>
      <text:p text:style-name="P18"><text:span text:style-name="T4">Ao determinar a extensão de um teste de auditoria ou um método de seleção de itens a serem testados, podem ser empregadas técnicas de amostragem (estatística ou não). Deve-se projetar uma </text:span><text:span text:style-name="T3">amostra</text:span><text:span text:style-name="T4"> que possa proporcionar evidência de auditoria </text:span><text:span text:style-name="T3">suficiente e apropriada</text:span><text:span text:style-name="T4">.</text:span></text:p>
      <text:list xml:id="list4964288582189535716" text:style-name="L8">
        <text:list-item>
          <text:p text:style-name="P19"><text:span text:style-name="T3">suficiente</text:span><text:span text:style-name="T4"> → quantidade;</text:span></text:p>
        </text:list-item>
        <text:list-item>
          <text:p text:style-name="P19"><text:span text:style-name="T3">apropriada</text:span><text:span text:style-name="T4"> → qualidade.</text:span></text:p>
        </text:list-item>
      </text:list>
      <text:p text:style-name="P20"><text:span text:style-name="T4"/></text:p>
      <text:p text:style-name="P21"><text:span text:style-name="T3">Processamento eletrônico de dados</text:span><text:span text:style-name="T4">: requer que a equipe de auditoria interna possuam profissional com conhecimento suficiente sobre a TI e os sistemas de informação usados.</text:span></text:p>
      <text:p text:style-name="P21"><text:span text:style-name="T4"/></text:p>
      <text:p text:style-name="P21"><text:span text:style-name="T4">O </text:span><text:span text:style-name="T3">relatório</text:span><text:span text:style-name="T4"> da auditoria interna deve abordar, no mínimo:</text:span></text:p>
      <text:list xml:id="list4223750736230875454" text:style-name="L9">
        <text:list-item>
          <text:p text:style-name="P22"><text:span text:style-name="T4">objetivo e extensão dos trabalhos;</text:span></text:p>
        </text:list-item>
        <text:list-item>
          <text:p text:style-name="P22"><text:span text:style-name="T4">metodologia;</text:span></text:p>
        </text:list-item>
        <text:list-item>
          <text:p text:style-name="P22"><text:span text:style-name="T4">procedimentos aplicados e sua extensão;</text:span></text:p>
        </text:list-item>
        <text:list-item>
          <text:p text:style-name="P22"><text:span text:style-name="T4">limitações ao alcance dos procedimentos;</text:span></text:p>
        </text:list-item>
        <text:list-item>
          <text:p text:style-name="P22"><text:span text:style-name="T4">descrição dos fatos constatados e as evidências encontradas;</text:span></text:p>
        </text:list-item>
        <text:list-item>
          <text:p text:style-name="P22"><text:span text:style-name="T4">riscos associados; e</text:span></text:p>
        </text:list-item>
        <text:list-item>
          <text:p text:style-name="P22"><text:span text:style-name="T4">conclusões e recomendações.</text:span></text:p>
        </text:list-item>
      </text:list>
      <text:p text:style-name="P21"><text:span text:style-name="T4"/></text:p>
      <text:p text:style-name="P23"><text:span text:style-name="T4">O </text:span><text:span text:style-name="T3">relatório</text:span><text:span text:style-name="T4"> deve ser apresentado </text:span><text:span text:style-name="T3">a quem tenha solicitado</text:span><text:span text:style-name="T4"> o trabalho ou a </text:span><text:span text:style-name="T3">quem este autorizar</text:span><text:span text:style-name="T4">, devendo ser preservada a confidencialidade do seu conteúdo.</text:span></text:p>
      <text:p text:style-name="P23"><text:span text:style-name="T4"/></text:p>
      <text:p text:style-name="P24"><text:span text:style-name="T4">A auditoria interna deverá avaliar a necessidade de emissão de </text:span><text:span text:style-name="T3">relatório parcial</text:span><text:span text:style-name="T4">, na hipótese de constatar irregularidades que necessitem </text:span><text:span text:style-name="T3">providências imediatas</text:span><text:span text:style-name="T4"> da administração, e que não podem aguardar o final dos exames.</text:span></text:p>
      <text:p text:style-name="P24"><text:span text:style-name="T4"/></text:p>
      <text:p text:style-name="P26"><text:span text:style-name="T4">O </text:span><text:span text:style-name="T3">profissional da contabilidade</text:span><text:span text:style-name="T4"> deve cumprir os seguintes </text:span><text:span text:style-name="T3">princípios éticos</text:span><text:span text:style-name="T4">:</text:span></text:p>
      <text:list xml:id="list4554459276652528823" text:style-name="L10">
        <text:list-item>
          <text:p text:style-name="P27"><text:span text:style-name="T3">integridade</text:span><text:span text:style-name="T4"> → ser franco e honesto;</text:span></text:p>
        </text:list-item>
        <text:list-item>
          <text:p text:style-name="P27"><text:span text:style-name="T3">objetividade</text:span><text:span text:style-name="T4"> → não permitir que comportamento tendencioso, conflito de interesse ou influência indevida de outros afetem o julgamento profissional ou de negócio;</text:span></text:p>
        </text:list-item>
        <text:list-item>
          <text:p text:style-name="P27"><text:soft-page-break/><text:span text:style-name="T3">competência profissional e zelo</text:span><text:span text:style-name="T4"> → manter conhecimento e habilidade profissionais no nível adequado, e agir diligentemente e de acordo com as normas técnicas e profissionais aplicáveis;</text:span></text:p>
        </text:list-item>
        <text:list-item>
          <text:p text:style-name="P27"><text:span text:style-name="T3">sigilo profissional</text:span><text:span text:style-name="T4"> → respeitar o sigilo das informações;</text:span></text:p>
        </text:list-item>
        <text:list-item>
          <text:p text:style-name="P27"><text:span text:style-name="T3">comportamento profissional</text:span><text:span text:style-name="T4"> → cumprir leis e regulamentos pertinentes e evitar qualquer ação que desacredite a profissão.</text:span></text:p>
        </text:list-item>
      </text:list>
      <text:p text:style-name="P26"><text:span text:style-name="T4"/></text:p>
      <text:p text:style-name="P28"><text:span text:style-name="T8">Independência</text:span><text:span text:style-name="T4"> é a </text:span><text:span text:style-name="T3">capacidade de julgar e atuar com </text:span><text:span text:style-name="T8">integridade</text:span><text:span text:style-name="T3"> e </text:span><text:span text:style-name="T8">objetividade</text:span><text:span text:style-name="T4">, permitindo a emissão de relatórios imparciais em relação ao auditado e a todas as demais partes que possam estar relacionadas com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24cd" officeooo:paragraph-rsid="001324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rincipais normas vigentes de auditoria interna. Conceito, objetivos, responsabilidades, funções, atribuiçõe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0:56:45.919213548</meta:creation-date>
    <dc:date>2018-03-12T22:18:51.527787017</dc:date>
    <meta:editing-duration>PT1H11M47S</meta:editing-duration>
    <meta:editing-cycles>19</meta:editing-cycles>
    <meta:generator>LibreOffice/5.2.7.2$Linux_X86_64 LibreOffice_project/20m0$Build-2</meta:generator>
    <meta:document-statistic meta:table-count="0" meta:image-count="0" meta:object-count="0" meta:page-count="3" meta:paragraph-count="59" meta:word-count="813" meta:character-count="5445" meta:non-whitespace-character-count="4730"/>
  </office:meta>
</office:document-meta>
</file>